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number-columns-repeated="1021" table:default-cell-style-name="ce1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3" calcext:value-type="float">
            <text:p>3</text:p>
          </table:table-cell>
          <table:table-cell table:formula="of:=[.B2]+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7]+1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13-10'.A2:'13-10'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3:23:16.296000000</dc:date>
    <meta:editing-duration>PT2H27M1S</meta:editing-duration>
    <meta:editing-cycles>14</meta:editing-cycles>
    <meta:generator>LibreOffice/6.2.3.2$Windows_X86_64 LibreOffice_project/aecc05fe267cc68dde00352a451aa867b3b546ac</meta:generator>
    <meta:document-statistic meta:table-count="6" meta:cell-count="44" meta:object-count="0"/>
  </office:meta>
</office:document-meta>
</file>